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zione classe Processore:</text:p>
      <text:p text:style-name="Standard"/>
      <text:p text:style-name="Standard">Sarà la classe principale per il calcolo della simulazione. Sarà il kernel del sistema, cioè colui che dirigerà le operazioni di scheduling dei processi e di gestione della memoria. Prenderà come ingressi tutti i dati relativi alla Simulazione ed richiamando un apposito metodo “exec” di esecuzione avvierà il calcolo della simulazione. Sarà possibile istanziare un sola volta questa classe.</text:p>
      <text:p text:style-name="Standard"/>
      <text:p text:style-name="Standard">Descrizione classe Gestore Memoria:</text:p>
      <text:p text:style-name="Standard"/>
      <text:p text:style-name="Standard">Si occuperà di fornire i metodi necessari a gestire la Memoria in generale, ossia gestire la memoria principale ovvero RAM e la memoria di SWAP. Prenderà in ingresso i dati relativi al processo da eseguire in un certo istante “t” nonché la politica di rimpiazzo delle pagine o segmenti. Restituirà in output dati e statistiche relative all'esecuzione nell'istante “t”. Prevederà quindi oltre ad un costruttore con parametri la politica di gestione, un metodo per caricare le pagine o segmenti dal disco alla Ram necessari all'esecuzione del processo, un metodo per il rilascio delle pagine a processo terminato, un metodo per caricare le pagine da SWAP in seguito ad un page-fault, infine un metodo per salvare le informazioni.</text:p>
      <text:p text:style-name="Standard"/>
      <text:p text:style-name="Standard">Descrizione classe RAM:</text:p>
      <text:p text:style-name="Standard"/>
      <text:p text:style-name="Standard">Sarà un'implementazione della classe astratta Memoria. Erediterà quindi tutti i metodi di Memoria e implementerà quelli astratti. Ad alto rappresenta la struttura della RAM nel sistema. Sarà una struttura dati di base quale lista o vettore, al fine di agevolare le operazioni che questa deve fornire.</text:p>
      <text:p text:style-name="Standard"/>
      <text:p text:style-name="Standard">Descrizione classe SWAP: </text:p>
      <text:p text:style-name="Standard"/>
      <text:p text:style-name="Standard">Come RAM</text:p>
      <text:p text:style-name="Standard"/>
      <text:p text:style-name="Standard">Descrizione classe Memoria:</text:p>
      <text:p text:style-name="Standard"/>
      <text:p text:style-name="Standard">Classe astratta che rappresenta una Memoria generica all'interno del sistema, come si può evincere dal diagramma delle classi sarà classe comune ai due tipi di memoria che si dovrà gestire. Avrà sicuramente un metodo per ottenere la percentuale di occupazione in un certo istante e uno per leggere le informazioni.</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1-26T11:06:51</meta:creation-date>
    <dc:date>2008-01-26T11:39:59</dc:date>
    <meta:editing-cycles>3</meta:editing-cycles>
    <meta:editing-duration>PT17M57S</meta:editing-duration>
    <meta:user-defined meta:name="Info 1"/>
    <meta:user-defined meta:name="Info 2"/>
    <meta:user-defined meta:name="Info 3"/>
    <meta:user-defined meta:name="Info 4"/>
    <meta:document-statistic meta:table-count="0" meta:image-count="0" meta:object-count="0" meta:page-count="1" meta:paragraph-count="10" meta:word-count="291" meta:character-count="1880"/>
  </office:meta>
</office:document-meta>
</file>